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2.3071in"/>
    </style:style>
    <style:style style:name="co9" style:family="table-column">
      <style:table-column-properties fo:break-before="auto" style:column-width="4.1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jJNFQtnBNKmzqHrTkwJ7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7mTNtzTWBNdJ6BcMFmtNg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nFzWkRqBJ7JFGfdhjM6W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Chane becomes Living Legend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Gz6DtmjFBbmDcHGgpBMH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8PGFHcCRgKwhnRLwNtpr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8Rqn8zjtHfGHWGJLwDGk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BLb89dGMFLrQDmfLRWKt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GbkmkJRwwcLrnLBk6bWL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HbccR9JQmLgjqpWnjhdt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8qCjKLNzCfpLMPbTFRQF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4-22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until the next scheduled announcement following the conclusion of Skirmish season 5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b9LPpbgPKmqrCDgCLhNB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office:value-type="string" calcext:value-type="string">
            <text:p>until the next banned and suspended announcement following Skirmish season 5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PP6WRBqF8Hn8njzkDFw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9jqd9gNcK78FQc6hjtkQ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wbGPHC6MBrJgpFLkDrR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BpJKmpmnfcgQ7Qdgrzc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rrgtgGhqCFDK6QfGdKL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9m87qqgKRC9BDbb77nF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/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HnPh6HH8GfBN9PPgh7C</text:p>
          </table:table-cell>
          <table:table-cell office:value-type="string" calcext:value-type="string">
            <text:p>Lbp8pFhph9wMqMHDw8JWq</text:p>
          </table:table-cell>
          <table:table-cell office:value-type="string" calcext:value-type="string">
            <text:p>Crown of Seed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Oldhim becomes Living Legend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jLjpPDhGJqQ8QzNNKLt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jG7ppGk6n9QhhQTwbGP</text:p>
          </table:table-cell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until the next banned and suspended announcement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JrNbn8qd6r9zjDdLfnR</text:p>
          </table:table-cell>
          <table:table-cell office:value-type="string" calcext:value-type="string">
            <text:p>LwghKjpd8Gch7JHrGLMwP</text:p>
          </table:table-cell>
          <table:table-cell office:value-type="string" calcext:value-type="string">
            <text:p>Sonata Arca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/>
          <table:table-cell office:value-type="string" calcext:value-type="string">
            <text:p>https://fabtcg.com/articles/banned-suspended-oct-3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8Fqwnfpr9HMrb9FDqKmC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GDcgPP8Lb6gNLDzR78dq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pnw86kWCtTTHRgdRrj8q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the next banned and suspended announcement (January 30, 2023)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RBqMMRQqMkcH7H7CrB8</text:p>
          </table:table-cell>
          <table:table-cell table:number-columns-repeated="2" office:value-type="string" calcext:value-type="string">
            <text:p>HfwjczQFRKCgTFHdbjdz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until Iyslander becomes Living Legend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zwRQmqDLBFLRPjt6W7Gb</text:p>
          </table:table-cell>
          <table:table-cell office:value-type="string" calcext:value-type="string">
            <text:p>hpMnhtBmjM7zFBTDMkf87</text:p>
          </table:table-cell>
          <table:table-cell office:value-type="string" calcext:value-type="string">
            <text:p>Storm Strid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/>
          <table:table-cell office:value-type="string" calcext:value-type="string">
            <text:p>https://fabtcg.com/articles/banned-suspended-nov-9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PwRHWq8jrFpWdCP6NJWh</text:p>
          </table:table-cell>
          <table:table-cell office:value-type="string" calcext:value-type="string">
            <text:p>jGzKJnCwkjfHhPhRzk7g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KzBKLcwkHnbmrDrppTjC</text:p>
          </table:table-cell>
          <table:table-cell office:value-type="string" calcext:value-type="string">
            <text:p>DJDqrcJFQNWHPfPjhQNG8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NmdMrNhbQgKkKNzWRMjz</text:p>
          </table:table-cell>
          <table:table-cell office:value-type="string" calcext:value-type="string">
            <text:p>PRDqBbn6d9cWtWjMjptKj</text:p>
          </table:table-cell>
          <table:table-cell office:value-type="string" calcext:value-type="string">
            <text:p>Aether Icevein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until the next banned and suspended announcement (March 20, 2023)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2:Sheet1.B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4:30.490841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4:39.569869744</dc:date>
    <meta:editing-duration>PT1H24M43S</meta:editing-duration>
    <meta:editing-cycles>70</meta:editing-cycles>
    <meta:generator>LibreOffice/7.2.5.2$MacOSX_X86_64 LibreOffice_project/499f9727c189e6ef3471021d6132d4c694f357e5</meta:generator>
    <meta:document-statistic meta:table-count="1" meta:cell-count="258" meta:object-count="0"/>
  </office:meta>
</office:document-meta>
</file>